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Text_20_body" style:list-style-name="L1">
      <style:text-properties style:font-name="Times New Roman" officeooo:rsid="02c07c14" officeooo:paragraph-rsid="02c07c14"/>
    </style:style>
    <style:style style:name="P18" style:family="paragraph" style:parent-style-name="Text_20_body" style:list-style-name="L1">
      <style:text-properties style:font-name="Times New Roman" officeooo:rsid="02c07c14" officeooo:paragraph-rsid="02d79272"/>
    </style:style>
    <style:style style:name="P19" style:family="paragraph" style:parent-style-name="Text_20_body" style:list-style-name="L1">
      <style:text-properties style:font-name="Times New Roman" officeooo:rsid="02c694e2" officeooo:paragraph-rsid="02c694e2"/>
    </style:style>
    <style:style style:name="P20" style:family="paragraph" style:parent-style-name="Text_20_body" style:list-style-name="L2">
      <style:text-properties style:font-name="Times New Roman" officeooo:rsid="02c25302" officeooo:paragraph-rsid="02c25302"/>
    </style:style>
    <style:style style:name="P21" style:family="paragraph" style:parent-style-name="Text_20_body" style:list-style-name="L5">
      <style:text-properties style:font-name="Times New Roman" officeooo:rsid="016f9575" officeooo:paragraph-rsid="016f9575"/>
    </style:style>
    <style:style style:name="P22" style:family="paragraph" style:parent-style-name="Text_20_body" style:list-style-name="L5">
      <style:text-properties style:font-name="Times New Roman" officeooo:rsid="016f9575" officeooo:paragraph-rsid="019b3cfb"/>
    </style:style>
    <style:style style:name="P23" style:family="paragraph" style:parent-style-name="Text_20_body" style:list-style-name="L6">
      <style:text-properties style:font-name="Times New Roman"/>
    </style:style>
    <style:style style:name="P24" style:family="paragraph" style:parent-style-name="Text_20_body" style:list-style-name="L3">
      <style:text-properties officeooo:rsid="02d35e24" officeooo:paragraph-rsid="02d35e24"/>
    </style:style>
    <style:style style:name="P25" style:family="paragraph" style:parent-style-name="Text_20_body" style:list-style-name="L4">
      <style:text-properties fo:font-weight="normal" officeooo:rsid="02c7223e" officeooo:paragraph-rsid="02c7223e" style:font-weight-asian="normal" style:font-weight-complex="normal"/>
    </style:style>
    <style:style style:name="P26" style:family="paragraph" style:parent-style-name="Text_20_body" style:list-style-name="L6">
      <style:text-properties officeooo:rsid="016f9575" officeooo:paragraph-rsid="017e1ebe"/>
    </style:style>
    <style:style style:name="P27" style:family="paragraph" style:parent-style-name="Text_20_body" style:list-style-name="L6">
      <style:text-properties officeooo:rsid="016f9575" officeooo:paragraph-rsid="018eb969"/>
    </style:style>
    <style:style style:name="P28" style:family="paragraph" style:parent-style-name="Text_20_body" style:list-style-name="L6">
      <style:text-properties officeooo:rsid="017e1ebe" officeooo:paragraph-rsid="018eb969"/>
    </style:style>
    <style:style style:name="P29" style:family="paragraph" style:parent-style-name="Text_20_body" style:list-style-name="L6">
      <style:text-properties officeooo:rsid="01826807" officeooo:paragraph-rsid="01826807"/>
    </style:style>
    <style:style style:name="P30" style:family="paragraph" style:parent-style-name="Text_20_body" style:list-style-name="L6">
      <style:text-properties officeooo:rsid="017f737c" officeooo:paragraph-rsid="017f737c"/>
    </style:style>
    <style:style style:name="P31" style:family="paragraph" style:parent-style-name="Text_20_body" style:list-style-name="L6">
      <style:text-properties officeooo:rsid="017ff7c0" officeooo:paragraph-rsid="017ff7c0"/>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Text_20_body">
      <style:text-properties officeooo:paragraph-rsid="02e0fce6"/>
    </style:style>
    <style:style style:name="P37" style:family="paragraph" style:parent-style-name="Standard" style:master-page-name="First_20_Page">
      <style:paragraph-properties style:page-number="auto"/>
    </style:style>
    <style:style style:name="P38" style:family="paragraph" style:parent-style-name="Index" style:master-page-name="Index">
      <style:paragraph-properties fo:text-align="start" style:justify-single-word="false" style:page-number="auto"/>
      <style:text-properties officeooo:paragraph-rsid="0002d659"/>
    </style:style>
    <style:style style:name="P39" style:family="paragraph" style:parent-style-name="Heading_20_1">
      <style:text-properties style:font-name="Times New Roman"/>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1">
      <style:paragraph-properties fo:break-before="page"/>
      <style:text-properties officeooo:rsid="01ad83bc" officeooo:paragraph-rsid="01ad83bc"/>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Heading_20_2">
      <style:text-properties officeooo:rsid="0036a586" officeooo:paragraph-rsid="0176446b"/>
    </style:style>
    <style:style style:name="P44" style:family="paragraph" style:parent-style-name="Heading_20_2">
      <style:text-properties style:font-name="Times New Roman" officeooo:rsid="02c07c14" officeooo:paragraph-rsid="02c07c14"/>
    </style:style>
    <style:style style:name="P45" style:family="paragraph" style:parent-style-name="Heading_20_2">
      <style:paragraph-properties fo:text-align="start" style:justify-single-word="false"/>
      <style:text-properties style:font-name="Times New Roman" officeooo:rsid="02cda2b6" officeooo:paragraph-rsid="02cda2b6"/>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style:font-name="Times New Roman" officeooo:rsid="02c07c14"/>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officeooo:rsid="02dbc0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80244280" text:id="ct380244280">
          <text:insertion>
            <office:change-info>
              <dc:creator>Unbekannter Autor</dc:creator>
              <dc:date>2017-04-18T21:49:00</dc:date>
            </office:change-info>
          </text:insertion>
        </text:changed-region>
        <text:changed-region xml:id="ct380243680" text:id="ct380243680">
          <text:insertion>
            <office:change-info>
              <dc:creator>Unbekannter Autor</dc:creator>
              <dc:date>2017-04-18T21:49:00</dc:date>
            </office:change-info>
          </text:insertion>
        </text:changed-region>
        <text:changed-region xml:id="ct380243920" text:id="ct380243920">
          <text:insertion>
            <office:change-info>
              <dc:creator>Unbekannter Autor</dc:creator>
              <dc:date>2017-04-18T21:50:00</dc:date>
            </office:change-info>
          </text:insertion>
        </text:changed-region>
        <text:changed-region xml:id="ct380242600" text:id="ct380242600">
          <text:deletion>
            <office:change-info>
              <dc:creator>Unbekannter Autor</dc:creator>
              <dc:date>2017-04-18T21:49:00</dc:date>
            </office:change-info>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3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901_364092656" text:style-name="Index_20_Link" text:visited-style-name="Index_20_Link">Zusammenfassung der Änderungen<text:tab/>1</text:a></text:p>
          <text:p text:style-name="P49"><text:a xlink:type="simple" xlink:href="#__RefHeading___Toc552_1489461170" text:style-name="Index_20_Link" text:visited-style-name="Index_20_Link">Neue Features<text:tab/>1</text:a></text:p>
          <text:p text:style-name="P49"><text:a xlink:type="simple" xlink:href="#__RefHeading___Toc554_1489461170" text:style-name="Index_20_Link" text:visited-style-name="Index_20_Link">Fehlerkorrekturen und sonstige Änderungen<text:tab/>2</text:a></text:p>
          <text:p text:style-name="P49"><text:a xlink:type="simple" xlink:href="#__RefHeading___Toc478_2107156668" text:style-name="Index_20_Link" text:visited-style-name="Index_20_Link">Entfernte Funktionen<text:tab/>2</text:a></text:p>
          <text:p text:style-name="P48"><text:a xlink:type="simple" xlink:href="#__RefHeading___Toc360_1816393294" text:style-name="Index_20_Link" text:visited-style-name="Index_20_Link">Beschreibung der neuen Features<text:tab/>3</text:a></text:p>
          <text:p text:style-name="P49"><text:a xlink:type="simple" xlink:href="#__RefHeading___Toc381_810183218" text:style-name="Index_20_Link" text:visited-style-name="Index_20_Link">Neues Standardtheme "impro17"<text:tab/>3</text:a></text:p>
          <text:p text:style-name="P49"><text:a xlink:type="simple" xlink:href="#__RefHeading___Toc454_1629394645" text:style-name="Index_20_Link" text:visited-style-name="Index_20_Link">Shortcut zum Leeren des Caches hinzugefügt<text:tab/>4</text:a></text:p>
          <text:p text:style-name="P49"><text:a xlink:type="simple" xlink:href="#__RefHeading___Toc432_2107156668" text:style-name="Index_20_Link" text:visited-style-name="Index_20_Link">ViewBag hinzugefügt<text:tab/>4</text:a></text:p>
          <text:p text:style-name="P49"><text:a xlink:type="simple" xlink:href="#__RefHeading___Toc474_107956845" text:style-name="Index_20_Link" text:visited-style-name="Index_20_Link">Funktion Request::getVar() hinzugefügt<text:tab/>4</text:a></text:p>
          <text:p text:style-name="P49"><text:a xlink:type="simple" xlink:href="#__RefHeading___Toc434_2107156668" text:style-name="Index_20_Link" text:visited-style-name="Index_20_Link">Anzahl der gefundenen Datensätze wird nun angezeigt<text:tab/>4</text:a></text:p>
          <text:p text:style-name="P49"><text:a xlink:type="simple" xlink:href="#__RefHeading___Toc520_1334685537" text:style-name="Index_20_Link" text:visited-style-name="Index_20_Link">Content-Typen können nun auf entsprechende Model Klassen gemappt werden<text:tab/>5</text:a></text:p>
          <text:p text:style-name="P49"><text:a xlink:type="simple" xlink:href="#__RefHeading___Toc580_1334685537" text:style-name="Index_20_Link" text:visited-style-name="Index_20_Link">Man kann nun schon beim Anlegen eines Benutzers eine Gruppe wählen<text:tab/>5</text:a></text:p>
          <text:p text:style-name="P49"><text:a xlink:type="simple" xlink:href="#__RefHeading___Toc708_1334685537" text:style-name="Index_20_Link" text:visited-style-name="Index_20_Link">PHP_ICO auf Version 1.0.4 aktualisiert<text:tab/>6</text:a></text:p>
          <text:p text:style-name="P49"><text:a xlink:type="simple" xlink:href="#__RefHeading___Toc710_1334685537" text:style-name="Index_20_Link" text:visited-style-name="Index_20_Link">request_logging ist nun in der cms-config Datei einstellbar. Es ist in den Voreinstellungen deaktiviert.<text:tab/>7</text:a></text:p>
          <text:p text:style-name="P48"><text:a xlink:type="simple" xlink:href="#__RefHeading___Toc712_1334685537" text:style-name="Index_20_Link" text:visited-style-name="Index_20_Link">Durchführung der Installation<text:tab/>7</text:a></text:p>
          <text:p text:style-name="P48"><text:a xlink:type="simple" xlink:href="#__RefHeading__616_716240178" text:style-name="Index_20_Link" text:visited-style-name="Index_20_Link">Durchführung eines Upgrades<text:tab/>7</text:a></text:p>
          <text:p text:style-name="P48"><text:a xlink:type="simple" xlink:href="#__RefHeading___Toc734_1061336504" text:style-name="Index_20_Link" text:visited-style-name="Index_20_Link">Benötigen Sie Hilfe?<text:tab/>9</text:a></text:p>
          <text:p text:style-name="P48"><text:a xlink:type="simple" xlink:href="#__RefHeading___Toc978_1474200080" text:style-name="Index_20_Link" text:visited-style-name="Index_20_Link">Abbildungsverzeichnis<text:tab/>9</text:a></text:p>
        </text:index-body>
      </text:table-of-content>
      <text:p text:style-name="P6"/>
      <text:h text:style-name="P40"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3"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4" text:outline-level="2"><text:bookmark-start text:name="__RefHeading___Toc552_1489461170"/>Neue Features<text:bookmark-end text:name="__RefHeading___Toc552_1489461170"/></text:h>
      <text:list xml:id="list6066689264013536223" text:style-name="L1">
        <text:list-item>
          <text:p text:style-name="P17">Neues Standardtheme "impro17"</text:p>
        </text:list-item>
        <text:list-item>
          <text:p text:style-name="P17">Shortcut zum Leeren des Caches hinzugefügt</text:p>
        </text:list-item>
        <text:list-item>
          <text:p text:style-name="P18">ViewBag hinzugefügt</text:p>
        </text:list-item>
        <text:list-item>
          <text:p text:style-name="P18">Funktion Request::getVar() hinzugefügt</text:p>
        </text:list-item>
        <text:list-item>
          <text:p text:style-name="P17">Anzahl der gefundenen Datensätze wird nun angezeigt</text:p>
        </text:list-item>
        <text:list-item>
          <text:p text:style-name="P17">Content-Typen können nun auf entsprechende Model Klassen gemappt werden</text:p>
        </text:list-item>
        <text:list-item>
          <text:p text:style-name="P17">Man kann nun schon beim Anlegen eines Benutzers eine Gruppe wählen</text:p>
        </text:list-item>
        <text:list-item>
          <text:p text:style-name="P17">PHP_ICO auf Version 1.0.4 aktualisiert</text:p>
        </text:list-item>
        <text:list-item>
          <text:p text:style-name="P17">request_logging ist nun in der cms-config Datei einstellbar. Es ist in den Voreinstellungen deaktiviert.</text:p>
        </text:list-item>
        <text:list-item>
          <text:p text:style-name="P17">Link "Ein weiteres Paket installieren" hinzugefügt</text:p>
        </text:list-item>
        <text:list-item>
          <text:p text:style-name="P17">Themes können nun auch Sprachdateien haben</text:p>
        </text:list-item>
        <text:list-item>
          <text:p text:style-name="P17">Link "Anzeigen" unter "Seite Bearbeiten" hinzugefügt</text:p>
        </text:list-item>
        <text:list-item>
          <text:p text:style-name="P17">Funktionen zu Database Klasse hinzugefügt</text:p>
          <text:list>
            <text:list-item>
              <text:p text:style-name="P17">Database::fetchFirst()</text:p>
            </text:list-item>
            <text:list-item>
              <text:p text:style-name="P17">Database::fetchFirstOrDefault()</text:p>
            </text:list-item>
            <text:list-item>
              <text:p text:style-name="P17">Database::fetchSingle()</text:p>
            </text:list-item>
            <text:list-item>
              <text:p text:style-name="P17"><text:soft-page-break/>Database::fetchSingleOrDefault()</text:p>
            </text:list-item>
            <text:list-item>
              <text:p text:style-name="P17">Database::any()</text:p>
            </text:list-item>
          </text:list>
        </text:list-item>
        <text:list-item>
          <text:p text:style-name="P17">Globale Funktion find_all_folders() hinzugefügt</text:p>
        </text:list-item>
        <text:list-item>
          <text:p text:style-name="P17">Model-Klassen User, Group und UserManager hinzugefügt</text:p>
        </text:list-item>
        <text:list-item>
          <text:p text:style-name="P17">"Nachricht des Tages" je Sprache</text:p>
        </text:list-item>
        <text:list-item>
          <text:p text:style-name="P17">Einstellung "Zugriffsbeschränkungen für neue Inhalte" hinzugefügt</text:p>
        </text:list-item>
        <text:list-item>
          <text:p text:style-name="P17">Das Modul oneclick_upgrade ist nun vorinstalliert</text:p>
        </text:list-item>
        <text:list-item>
          <text:p text:style-name="P17">Installer löscht sich nun selbst am Ende der Installation</text:p>
        </text:list-item>
        <text:list-item>
          <text:p text:style-name="P17">jscolor aktualisiert (Version 2.0.4)</text:p>
        </text:list-item>
        <text:list-item>
          <text:p text:style-name="P19">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9153885210027052925" text:style-name="L2">
        <text:list-item>
          <text:p text:style-name="P20">Passwort vergessen verschickt nun Links zum Setzen eines neuen Passworts, statt direkt ein neues Passwort zu vergeben</text:p>
        </text:list-item>
        <text:list-item>
          <text:p text:style-name="P20">Fehlermeldung auf 404er Fehlerseiten in der Funktion Template::getHeadline() behoben</text:p>
        </text:list-item>
        <text:list-item>
          <text:p text:style-name="P20">Funktionen zur Ausgabe der Metadaten einer Seite entsprechen nun dem Namensschema</text:p>
        </text:list-item>
        <text:list-item>
          <text:p text:style-name="P20">Menüpunkt "Update" wird wieder angezeigt, wenn die Datei "update.php" vorhanden ist</text:p>
        </text:list-item>
        <text:list-item>
          <text:p text:style-name="P20">Menüpunkte werden nur noch angezeigt, wenn darauf die Zugriffsrechte hat</text:p>
        </text:list-item>
        <text:list-item>
          <text:p text:style-name="P20">Doppelklick auf "Paket installieren" Button erzeugt nun keinen Fehler mehr</text:p>
        </text:list-item>
        <text:list-item>
          <text:p text:style-name="P20">article_date wird nun korrekt gespeichert</text:p>
        </text:list-item>
        <text:list-item>
          <text:p text:style-name="P20">Username ist jetzt Unique</text:p>
        </text:list-item>
        <text:list-item>
          <text:p text:style-name="P20">get_article_meta gibt nun article_date als Unix_Timestamp zurück</text:p>
        </text:list-item>
        <text:list-item>
          <text:p text:style-name="P20">Umgang mit leerem article_date korrigiert</text:p>
        </text:list-item>
      </text:list>
      <text:h text:style-name="Heading_20_2" text:outline-level="2"><text:bookmark-start text:name="__RefHeading___Toc478_2107156668"/>Entfernte Funktionen<text:bookmark-end text:name="__RefHeading___Toc478_2107156668"/></text:h>
      <text:list xml:id="list7797439936291727477" text:style-name="L3">
        <text:list-item>
          <text:p text:style-name="P24">Funktion SecurityHelper::hash_password() entfernt</text:p>
        </text:list-item>
        <text:list-item>
          <text:p text:style-name="P24">fast_mode entfernt</text:p>
        </text:list-item>
      </text:list>
      <text:h text:style-name="P41"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3">impro17</text:span> ist eine Weiterentwicklung des Vorgängers <text:span text:style-name="T13">theme-2017</text:span>. <text:span text:style-name="T15">Das theme </text:span><text:span text:style-name="T14">impro17 </text:span><text:span text:style-name="T16">enthält die folgenden Features, die in theme-2017 noch nicht enthalten waren:</text:span></text:p>
      <text:list xml:id="list5834917792349704962" text:style-name="L4">
        <text:list-item>
          <text:p text:style-name="P25">Template für den Inhaltstyp „Liste“, ähnlich einem Blogarchiv</text:p>
        </text:list-item>
        <text:list-item>
          <text:p text:style-name="P25">Eigene Templates für den Inhaltstyp „Artikel“</text:p>
        </text:list-item>
        <text:list-item>
          <text:p text:style-name="P25">Wenn das Modul „search“ oder „extended_search“ installiert und eingerichtet ist, wird ein globales Suchfeld angezeigt</text:p>
          <text:p text:style-name="P25"><draw:frame draw:style-name="fr1" draw:name="Rahmen1" text:anchor-type="paragraph" svg:width="8.229cm" draw:z-index="14"><draw:text-box fo:min-height="17.568cm"><text:p text:style-name="Illustration"><draw:frame draw:style-name="fr6" draw:name="Bild3" text:anchor-type="as-char" svg:width="6.1cm" style:rel-width="74%" svg:height="13.023cm" style:rel-height="scale" draw:z-index="15"><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6" text:outline-level="2"/></draw:text-box></draw:frame><text:soft-page-break/></text:p>
        </text:list-item>
      </text:list>
      <text:h text:style-name="P45"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6"><draw:text-box fo:min-height="1.429cm"><text:p text:style-name="Illustration"><draw:frame draw:style-name="fr6" draw:name="Bild4" text:anchor-type="as-char" svg:width="2.884cm" style:rel-width="100%" svg:height="1.429cm" style:rel-height="scale" draw:z-index="17"><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3">Die PHP-Klasse „ViewBag“ wurde hinzugefügt. In einem Controller oder einer Hook können mit dem Befehl <text:span text:style-name="T17">ViewBag::set(„myvar“, „value“)</text:span> Werte gesetzt werden, die in einem View bzw. Template mittels <text:span text:style-name="T17">ViewBag::get(„myvar“) </text:span>abgerufen werden.</text:p>
      <text:h text:style-name="Heading_20_2" text:outline-level="2"><text:bookmark-start text:name="__RefHeading___Toc474_107956845"/>Funktion Request::getVar() hinzugefügt<text:bookmark-end text:name="__RefHeading___Toc474_107956845"/></text:h>
      <text:p text:style-name="P14">Die Funktion<text:line-break/><text:span text:style-name="T13">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3">Es wird nun die Anzahl der gefundenen Datensätze angezeigt.</text:p>
      <text:h text:style-name="P47" text:outline-level="2"><text:bookmark-start text:name="__RefHeading___Toc520_1334685537"/>Content-Typen können nun auf entsprechende Model Klassen gemappt werden<text:bookmark-end text:name="__RefHeading___Toc520_1334685537"/></text:h>
      <text:p text:style-name="P33">Man kann nun in der metadata.json Datei eines Moduls den Inhaltstypen (type wie in der Datenbank) eine Model PHP-Klasse zuweisen.</text:p>
      <text:p text:style-name="P34">Beispielcode:</text:p>
      <text:p text:style-name="P33">{</text:p>
      <text:p text:style-name="P33"><text:s text:c="3"/>„type_classes“ : {</text:p>
      <text:p text:style-name="P33"><text:s text:c="9"/>„article“ : „CustomArticle“,</text:p>
      <text:p text:style-name="P33"><text:s text:c="9"/>„my“ : „MyContentType“,</text:p>
      <text:p text:style-name="P33"><text:s text:c="9"/>„other“ : „OtherContentType“</text:p>
      <text:p text:style-name="P33"><text:s text:c="3"/>}</text:p>
      <text:p text:style-name="P33">}</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8">einem Benutzer nun schon beim Anlegen eine Gruppe zuweisen.</text:span></text:p>
      <text:p text:style-name="Text_20_body"><draw:frame draw:style-name="fr1" draw:name="Rahmen3" text:anchor-type="paragraph" svg:width="9.509cm" draw:z-index="18"><draw:text-box fo:min-height="11.097cm"><text:p text:style-name="Illustration"><draw:frame draw:style-name="fr8" draw:name="Bild5" text:anchor-type="as-char" svg:width="8.557cm" style:rel-width="90%" svg:height="9.985cm" style:rel-height="scale" draw:z-index="19"><draw:image xlink:href="Pictures/1000020100000203000002596FEBA064644C9AD9.png" xlink:type="simple" xlink:show="embed" xlink:actuate="onLoad"/></draw:frame><text:line-break/>Abbildung <text:sequence text:ref-name="refIllustration3" text:name="Illustration" text:formula="ooow:Illustration+1" style:num-format="1">3</text:sequence>: Auswahl für Benutzergruppe beim Anlegen</text:p></draw:text-box></draw:frame><text:span text:style-name="T12"/></text:p>
      <text:h text:style-name="Heading_20_2" text:outline-level="2"><text:bookmark-start text:name="__RefHeading___Toc708_1334685537"/><text:soft-page-break/>PHP_ICO auf Version 1.0.4 aktualisiert<text:bookmark-end text:name="__RefHeading___Toc708_1334685537"/></text:h>
      <text:p text:style-name="P35">PHP_ICO ist eine PHP Klasse, zur Generierung von Favicon Icons. PHP_ICO wurde auf Version 1.0.4 aktualisiert. Damit funktioniert die Funktion „Neues Favicon hochladen“ nun auch mit PHP 7.</text:p>
      <text:p text:style-name="P35"/>
      <text:h text:style-name="P47" text:outline-level="2"><text:bookmark-start text:name="__RefHeading___Toc710_1334685537"/>request_logging ist nun in der cms-config Datei einstellbar. Es ist in den Voreinstellungen deaktiviert.<text:bookmark-end text:name="__RefHeading___Toc710_1334685537"/></text:h>
      <text:p text:style-name="P36"><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380244280"/> <text:change-end text:change-id="ct380244280"/>request<text:change-start text:change-id="ct380243680"/>_<text:change-end text:change-id="ct380243680"/>logging deaktiviert<text:bookmark-end text:name="__RefHeading___Toc807_579939615"/><text:change-start text:change-id="ct380243920"/></text:p>
      <text:h text:style-name="Heading_20_1" text:outline-level="1"><text:bookmark-start text:name="__RefHeading___Toc712_1334685537"/><text:change-end text:change-id="ct380243920"/><text:change text:change-id="ct380242600"/>Durchführung der Installation<text:bookmark-end text:name="__RefHeading___Toc712_1334685537"/></text:h>
      <text:list xml:id="list6564377496373263227" text:style-name="L5">
        <text:list-item>
          <text:p text:style-name="P21">Entpacken Sie die heruntergeladene zip-Datei.</text:p>
        </text:list-item>
        <text:list-item>
          <text:p text:style-name="P21">Verbinden Sie sich per FTP mit dem Webserver und laden Sie den Inhalt des Ordners „ulicms“ in den Hauptordner oder einen Unterordner hoch.</text:p>
        </text:list-item>
        <text:list-item>
          <text:p text:style-name="P21">Wenn Sie UliCMS in de<text:span text:style-name="T3">m</text:span> Hauptordner hochgeladen haben, rufen Sie [www.ihredomain.de]/installer im Browser auf.</text:p>
        </text:list-item>
        <text:list-item>
          <text:p text:style-name="P21">Wenn Sie UliCMS in eine<text:span text:style-name="T3">m</text:span> Unterordner hochgeladen haben, rufen Sie [www.ihredomain.de]/[ihr-unterordner]/installer im Browser auf.<text:line-break/>Die eckigen Klammern sind Platzhalter.</text:p>
        </text:list-item>
        <text:list-item>
          <text:p text:style-name="P21">Folgen Sie den Anweisungen des Installationsassistenten.</text:p>
        </text:list-item>
        <text:list-item>
          <text:p text:style-name="P22">Löschen Sie nach erfolgreichen Abschluss der Installation den Ordner „installer“ vom Server.</text:p>
        </text:list-item>
      </text:list>
      <text:h text:style-name="P39"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4789656575427376992" text:style-name="L6">
        <text:list-item>
          <text:p text:style-name="P23">Entpacken Sie das heruntergeladene Upgrade-Paket.</text:p>
        </text:list-item>
        <text:list-item>
          <text:p text:style-name="P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5035262424087" text:continue-numbering="true" text:style-name="L6">
        <text:list-item>
          <text:p text:style-name="P26"><draw:frame draw:style-name="fr2"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80A4DBF7064F7A26.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8">Loggen Sie sich nun in das CMS ein, prüfen Sie, ob eine Paketquelle für diese Version von UliCMS ausgewählt ist.</text:p>
        </text:list-item>
        <text:list-item>
          <text:p text:style-name="P29">Falls Patches für UliCMS verfügbar sind, installieren Sie diese.</text:p>
        </text:list-item>
        <text:list-item>
          <text:p text:style-name="P30">Leeren Sie den Cache des CMS.</text:p>
        </text:list-item>
        <text:list-item>
          <text:p text:style-name="P31">Rufen Sie „Pakete“ auf, und merken Sie sich alle Pakete, deren Versionsnummer rot markiert ist. Installieren Sie die neuen Versionen dieser Pakete.</text:p>
        </text:list-item>
        <text:list-item>
          <text:p text:style-name="P31">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text:s/>Abbildung 1: Darstellung eines Artikels im Theme "impro17"<text:tab/>3</text:p>
          <text:p text:style-name="P50"><text:s/>Abbildung 2: Icon zum Leeren des Caches<text:tab/>4</text:p>
          <text:p text:style-name="P50"><text:s/>Abbildung 3: Auswahl für Benutzergruppe beim Anlegen<text:tab/>5</text:p>
          <text:p text:style-name="P50"><text:s/>Abbildung 4: Abbildung, setzen der Datei-Berechtigungen auf dem FTP-Server<text:tab/>8</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8T21:50:34.980000089">18.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1M12S</meta:editing-duration>
    <meta:editing-cycles>705</meta:editing-cycles>
    <meta:generator>LibreOffice/5.2.6.2$Windows_x86 LibreOffice_project/a3100ed2409ebf1c212f5048fbe377c281438fdc</meta:generator>
    <dc:date>2017-04-18T21:50:34.797000000</dc:date>
    <meta:document-statistic meta:table-count="0" meta:image-count="8" meta:object-count="0" meta:page-count="11" meta:paragraph-count="135" meta:word-count="1226" meta:character-count="8836" meta:non-whitespace-character-count="7759"/>
  </office:meta>
</office:document-meta>
</file>